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-0.32mm" svg:y="0mm">
            <draw:object draw:notify-on-update-of-ranges="2I013.A2:2I013.A9 2I013.B1:2I013.B1 2I013.B2:2I013.B9 2I013.C1:2I013.C1 2I013.C2:2I013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table:formula="of:= 1 + 2 + 1/2 + 2 + 1" office:value-type="float" office:value="6.5" calcext:value-type="float">
            <text:p>6,50</text:p>
          </table:table-cell>
          <table:table-cell table:style-name="ce2" table:formula="of:=[.B2]" office:value-type="float" office:value="6.5" calcext:value-type="float">
            <text:p>6,50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5.57142857142857" calcext:value-type="float">
            <text:p>5,57</text:p>
          </table:table-cell>
          <table:table-cell table:formula="of:= 1+1+2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 + 2" office:value-type="float" office:value="6.64285714285714" calcext:value-type="float">
            <text:p>6,64</text:p>
          </table:table-cell>
          <table:table-cell table:formula="of:=2+1+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4]/5" office:value-type="float" office:value="5.31428571428571" calcext:value-type="float">
            <text:p>5,31</text:p>
          </table:table-cell>
          <table:table-cell table:formula="of:=1+1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4]/5" office:value-type="float" office:value="3.98571428571429" calcext:value-type="float">
            <text:p>3,99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4]/5" office:value-type="float" office:value="2.65714285714286" calcext:value-type="float">
            <text:p>2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4]/5" office:value-type="float" office:value="1.32857142857143" calcext:value-type="float">
            <text:p>1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4]/5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6:31:27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6.0.2.1$Windows_X86_64 LibreOffice_project/f7f06a8f319e4b62f9bc5095aa112a65d2f3ac89</meta:generator>
    <dc:date>2019-03-14T16:32:04.310000000</dc:date>
    <meta:editing-duration>PT45M11S</meta:editing-duration>
    <meta:editing-cycles>9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3</text:p>
        </chart:title>
        <chart:subtitle svg:x="5.434cm" svg:y="1.275cm" chart:style-name="ch3">
          <text:p>07/03/2019 - 14/03/2019</text:p>
        </chart:subtitle>
        <chart:legend chart:legend-position="end" svg:x="10.299cm" svg:y="3.952cm" style:legend-expansion="high" chart:style-name="ch4"/>
        <chart:plot-area chart:style-name="ch5" table:cell-range-address="2I013.A1:2I013.C9" chart:data-source-has-labels="both" svg:x="1.314cm" svg:y="2.138cm" svg:width="8.682cm" svg:height="6.682cm">
          <chartooo:coordinate-region svg:x="2.226cm" svg:y="2.337cm" svg:width="7.292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6.5">
                <text:p>6.5</text:p>
                <draw:g>
                  <svg:desc>2I013.B2:2I013.B9</svg:desc>
                </draw:g>
              </table:table-cell>
              <table:table-cell office:value-type="float" office:value="6.5">
                <text:p>6.5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6.64285714285714">
                <text:p>6.64285714285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5.31428571428571">
                <text:p>5.31428571428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3.98571428571429">
                <text:p>3.9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2.65714285714286">
                <text:p>2.6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1.32857142857143">
                <text:p>1.3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